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cafab" officeooo:paragraph-rsid="000cafab"/>
    </style:style>
    <style:style style:name="P2" style:family="paragraph" style:parent-style-name="Standard">
      <style:text-properties style:font-name="Liberation Sans" officeooo:rsid="001323ce" officeooo:paragraph-rsid="004aa5e6"/>
    </style:style>
    <style:style style:name="P3" style:family="paragraph" style:parent-style-name="Standard">
      <style:text-properties style:font-name="Liberation Sans" officeooo:rsid="001323ce" officeooo:paragraph-rsid="00607d9d"/>
    </style:style>
    <style:style style:name="P4" style:family="paragraph" style:parent-style-name="Standard">
      <style:text-properties style:font-name="Liberation Sans" officeooo:rsid="0028d12a" officeooo:paragraph-rsid="0028d12a"/>
    </style:style>
    <style:style style:name="P5" style:family="paragraph" style:parent-style-name="Standard">
      <style:text-properties style:font-name="Liberation Sans" officeooo:rsid="0028d12a" officeooo:paragraph-rsid="0029c88d"/>
    </style:style>
    <style:style style:name="P6" style:family="paragraph" style:parent-style-name="Standard">
      <style:text-properties style:font-name="Liberation Sans" officeooo:rsid="0029c88d" officeooo:paragraph-rsid="002edf8a"/>
    </style:style>
    <style:style style:name="P7" style:family="paragraph" style:parent-style-name="Standard">
      <style:text-properties style:font-name="Liberation Sans" officeooo:rsid="0029c88d" officeooo:paragraph-rsid="0029c88d"/>
    </style:style>
    <style:style style:name="P8" style:family="paragraph" style:parent-style-name="Standard">
      <style:text-properties style:font-name="Liberation Sans" fo:font-style="italic" officeooo:rsid="002ada64" officeooo:paragraph-rsid="002ada64" style:font-style-asian="italic" style:font-style-complex="italic"/>
    </style:style>
    <style:style style:name="P9" style:family="paragraph" style:parent-style-name="Standard">
      <style:text-properties style:font-name="Liberation Sans" fo:font-style="italic" officeooo:rsid="002ada64" officeooo:paragraph-rsid="002be621" style:font-style-asian="italic" style:font-style-complex="italic"/>
    </style:style>
    <style:style style:name="P10" style:family="paragraph" style:parent-style-name="Standard">
      <style:text-properties style:font-name="Liberation Sans" fo:font-style="italic" fo:font-weight="normal" officeooo:rsid="0028d12a" officeooo:paragraph-rsid="004aa5e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iberation Sans" fo:font-style="normal" officeooo:rsid="002b4ce7" officeooo:paragraph-rsid="00328b7e" style:font-style-asian="normal" style:font-style-complex="normal"/>
    </style:style>
    <style:style style:name="P12" style:family="paragraph" style:parent-style-name="Standard">
      <style:text-properties style:font-name="Liberation Sans" fo:font-style="normal" officeooo:rsid="002b4ce7" officeooo:paragraph-rsid="003513d0" style:font-style-asian="normal" style:font-style-complex="normal"/>
    </style:style>
    <style:style style:name="P13" style:family="paragraph" style:parent-style-name="Standard">
      <style:text-properties style:font-name="Liberation Sans" fo:font-style="normal" officeooo:rsid="00366fa5" officeooo:paragraph-rsid="00366fa5" style:font-style-asian="normal" style:font-style-complex="normal"/>
    </style:style>
    <style:style style:name="P14" style:family="paragraph" style:parent-style-name="Standard">
      <style:text-properties style:font-name="Liberation Sans" fo:font-style="normal" officeooo:rsid="0037ca0a" officeooo:paragraph-rsid="0037ca0a" style:font-style-asian="normal" style:font-style-complex="normal"/>
    </style:style>
    <style:style style:name="P15" style:family="paragraph" style:parent-style-name="Standard">
      <style:text-properties style:font-name="Liberation Sans" fo:font-style="normal" officeooo:rsid="0075946d" officeooo:paragraph-rsid="0075946d" style:font-style-asian="normal" style:font-style-complex="normal"/>
    </style:style>
    <style:style style:name="P16" style:family="paragraph" style:parent-style-name="Standard">
      <style:text-properties style:font-name="Liberation Sans" fo:font-style="normal" fo:font-weight="bold" officeooo:rsid="0028d12a" officeooo:paragraph-rsid="003a0f56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ans" fo:font-style="normal" fo:font-weight="bold" officeooo:rsid="00476325" officeooo:paragraph-rsid="004808e3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ans" fo:font-style="normal" fo:font-weight="bold" officeooo:rsid="007a50e6" officeooo:paragraph-rsid="007a50e6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ans" fo:font-style="normal" fo:font-weight="bold" officeooo:rsid="00467358" officeooo:paragraph-rsid="004808e3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Liberation Sans" fo:font-style="normal" fo:font-weight="normal" officeooo:rsid="003b4317" officeooo:paragraph-rsid="003b431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ans" fo:font-style="normal" style:text-underline-style="solid" style:text-underline-width="auto" style:text-underline-color="font-color" officeooo:rsid="002b4ce7" officeooo:paragraph-rsid="00328b7e" style:font-style-asian="normal" style:font-style-complex="normal"/>
    </style:style>
    <style:style style:name="P22" style:family="paragraph" style:parent-style-name="Standard">
      <style:text-properties style:font-name="Liberation Sans" fo:font-size="10pt" fo:font-style="normal" fo:font-weight="bold" officeooo:rsid="00476325" officeooo:paragraph-rsid="004808e3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text-properties style:font-name="Liberation Sans" fo:font-size="10pt" fo:font-style="normal" fo:font-weight="bold" officeooo:rsid="007a50e6" officeooo:paragraph-rsid="007a50e6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Liberation Sans" fo:font-size="10pt" fo:font-style="normal" fo:font-weight="bold" officeooo:rsid="00a16b5a" officeooo:paragraph-rsid="00a16b5a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text-properties style:font-name="Liberation Sans" officeooo:paragraph-rsid="004aa5e6"/>
    </style:style>
    <style:style style:name="P26" style:family="paragraph" style:parent-style-name="Standard">
      <style:text-properties style:font-name="Liberation Sans" officeooo:rsid="00082539" officeooo:paragraph-rsid="00082539"/>
    </style:style>
    <style:style style:name="P27" style:family="paragraph" style:parent-style-name="Standard">
      <style:text-properties style:font-name="Liberation Sans" officeooo:rsid="000c77b6" officeooo:paragraph-rsid="00108cc4"/>
    </style:style>
    <style:style style:name="P28" style:family="paragraph" style:parent-style-name="Standard">
      <style:text-properties style:font-name="Liberation Sans" fo:font-size="11pt" fo:font-style="normal" fo:font-weight="bold" officeooo:rsid="00467358" officeooo:paragraph-rsid="004808e3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style:font-name="Liberation Sans" fo:font-size="11pt" fo:font-style="normal" fo:font-weight="bold" officeooo:rsid="00476325" officeooo:paragraph-rsid="004808e3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font-name="Liberation Sans" style:text-underline-style="solid" style:text-underline-width="auto" style:text-underline-color="font-color" officeooo:rsid="00203142" officeooo:paragraph-rsid="00203142"/>
    </style:style>
    <style:style style:name="P31" style:family="paragraph" style:parent-style-name="Standard">
      <style:text-properties style:font-name="Liberation Sans" style:text-underline-style="solid" style:text-underline-width="auto" style:text-underline-color="font-color" officeooo:rsid="00582e67" officeooo:paragraph-rsid="00582e67"/>
    </style:style>
    <style:style style:name="P32" style:family="paragraph" style:parent-style-name="Standard">
      <style:paragraph-properties fo:margin-top="0.0398in" fo:margin-bottom="0.0398in" loext:contextual-spacing="false"/>
      <style:text-properties style:font-name="Liberation Mono" fo:font-size="10pt" officeooo:rsid="000b7cdc" officeooo:paragraph-rsid="0016c3f7" style:font-size-asian="10pt" style:font-size-complex="10pt"/>
    </style:style>
    <style:style style:name="P33" style:family="paragraph" style:parent-style-name="Standard">
      <style:paragraph-properties fo:margin-top="0.0398in" fo:margin-bottom="0.0398in" loext:contextual-spacing="false"/>
      <style:text-properties style:font-name="Liberation Mono" fo:font-size="10pt" fo:font-weight="normal" officeooo:rsid="006823ba" officeooo:paragraph-rsid="006823b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0398in" fo:margin-bottom="0.0398in" loext:contextual-spacing="false"/>
      <style:text-properties style:font-name="Liberation Mono" fo:font-size="10pt" fo:font-weight="normal" officeooo:rsid="006c7a3d" officeooo:paragraph-rsid="006c7a3d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style:font-name="Liberation Mono" fo:font-size="10pt" fo:font-weight="bold" officeooo:rsid="000baafe" officeooo:paragraph-rsid="00582e67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0398in" fo:margin-bottom="0.0398in" loext:contextual-spacing="false"/>
      <style:text-properties style:font-name="Liberation Mono" fo:font-size="12pt" style:text-underline-style="solid" style:text-underline-width="auto" style:text-underline-color="font-color" fo:font-weight="normal" officeooo:rsid="006aadc9" officeooo:paragraph-rsid="006aadc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style:font-name="Liberation Sans" fo:font-size="10pt" fo:font-style="normal" fo:font-weight="normal" officeooo:rsid="0075946d" officeooo:paragraph-rsid="008d094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top="0.0398in" fo:margin-bottom="0.0398in" loext:contextual-spacing="false"/>
      <style:text-properties style:font-name="Liberation Sans" fo:font-size="10pt" fo:font-style="normal" fo:font-weight="normal" officeooo:rsid="0075946d" officeooo:paragraph-rsid="0090b12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top="0.0398in" fo:margin-bottom="0.0398in" loext:contextual-spacing="false"/>
      <style:text-properties style:font-name="Liberation Sans" fo:font-size="10pt" fo:font-style="normal" fo:font-weight="normal" officeooo:rsid="0075946d" officeooo:paragraph-rsid="00a0e31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top="0.0398in" fo:margin-bottom="0.0398in" loext:contextual-spacing="false"/>
      <style:text-properties style:font-name="Liberation Sans" fo:font-size="12pt" style:text-underline-style="solid" style:text-underline-width="auto" style:text-underline-color="font-color" fo:font-weight="normal" officeooo:rsid="00582e67" officeooo:paragraph-rsid="006391a9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paragraph-rsid="004c6b12" style:font-size-asian="10pt" style:font-size-complex="10pt"/>
    </style:style>
    <style:style style:name="P42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paragraph-rsid="004e2470" style:font-size-asian="10pt" style:font-size-complex="10pt"/>
    </style:style>
    <style:style style:name="P43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paragraph-rsid="00582e67" style:font-size-asian="10pt" style:font-size-complex="10pt"/>
    </style:style>
    <style:style style:name="P44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82539" officeooo:paragraph-rsid="00082539" style:font-size-asian="10pt" style:font-size-complex="10pt"/>
    </style:style>
    <style:style style:name="P45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82539" officeooo:paragraph-rsid="00108cc4" style:font-size-asian="10pt" style:font-size-complex="10pt"/>
    </style:style>
    <style:style style:name="P46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964c1" officeooo:paragraph-rsid="000964c1" style:font-size-asian="10pt" style:font-size-complex="10pt"/>
    </style:style>
    <style:style style:name="P47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b7cdc" officeooo:paragraph-rsid="004e2470" style:font-size-asian="10pt" style:font-size-complex="10pt"/>
    </style:style>
    <style:style style:name="P48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b7cdc" officeooo:paragraph-rsid="000b7cdc" style:font-size-asian="10pt" style:font-size-complex="10pt"/>
    </style:style>
    <style:style style:name="P49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964c1" officeooo:paragraph-rsid="000964c1" fo:background-color="#c2e0ae" style:font-size-asian="10pt" style:font-size-complex="10pt"/>
    </style:style>
    <style:style style:name="P50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b7cdc" officeooo:paragraph-rsid="004e2470" fo:background-color="#b2b2b2" style:font-size-asian="10pt" style:font-size-complex="10pt"/>
    </style:style>
    <style:style style:name="P51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b7cdc" officeooo:paragraph-rsid="005730f1" fo:background-color="#b2b2b2" style:font-size-asian="10pt" style:font-size-complex="10pt"/>
    </style:style>
    <style:style style:name="P52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10pt" officeooo:rsid="000b7cdc" officeooo:paragraph-rsid="00582e67" fo:background-color="#b2b2b2" style:font-size-asian="10pt" style:font-size-complex="10pt"/>
    </style:style>
    <style:style style:name="P53" style:family="paragraph" style:parent-style-name="Standard" style:list-style-name="L2">
      <style:paragraph-properties fo:margin-top="0.0398in" fo:margin-bottom="0.0398in" loext:contextual-spacing="false"/>
      <style:text-properties style:font-name="Liberation Mono" fo:font-size="10pt" fo:font-weight="normal" officeooo:rsid="00582e67" officeooo:paragraph-rsid="006391a9" style:font-size-asian="10pt" style:font-weight-asian="normal" style:font-size-complex="10pt" style:font-weight-complex="normal"/>
    </style:style>
    <style:style style:name="P54" style:family="paragraph" style:parent-style-name="Standard" style:list-style-name="L2">
      <style:paragraph-properties fo:margin-top="0.0398in" fo:margin-bottom="0.0398in" loext:contextual-spacing="false"/>
      <style:text-properties style:font-name="Liberation Mono" fo:font-size="10pt" fo:font-weight="normal" officeooo:rsid="00582e67" officeooo:paragraph-rsid="006823ba" style:font-size-asian="10pt" style:font-weight-asian="normal" style:font-size-complex="10pt" style:font-weight-complex="normal"/>
    </style:style>
    <style:style style:name="P55" style:family="paragraph" style:parent-style-name="Standard" style:list-style-name="L2">
      <style:paragraph-properties fo:margin-top="0.0398in" fo:margin-bottom="0.0398in" loext:contextual-spacing="false"/>
      <style:text-properties style:font-name="Liberation Mono" fo:font-size="10pt" fo:font-weight="normal" officeooo:rsid="0067628d" officeooo:paragraph-rsid="0067628d" style:font-size-asian="10pt" style:font-weight-asian="normal" style:font-size-complex="10pt" style:font-weight-complex="normal"/>
    </style:style>
    <style:style style:name="P56" style:family="paragraph" style:parent-style-name="Standard" style:list-style-name="L2">
      <style:paragraph-properties fo:margin-top="0.0398in" fo:margin-bottom="0.0398in" loext:contextual-spacing="false"/>
      <style:text-properties style:font-name="Liberation Mono" fo:font-size="10pt" fo:font-weight="normal" officeooo:rsid="00663ec0" officeooo:paragraph-rsid="00663ec0" style:font-size-asian="10pt" style:font-weight-asian="normal" style:font-size-complex="10pt" style:font-weight-complex="normal"/>
    </style:style>
    <style:style style:name="P57" style:family="paragraph" style:parent-style-name="Standard" style:list-style-name="L2">
      <style:paragraph-properties fo:margin-top="0.0398in" fo:margin-bottom="0.0398in" loext:contextual-spacing="false"/>
      <style:text-properties style:font-name="Liberation Mono" fo:font-size="10pt" fo:font-weight="normal" officeooo:rsid="006823ba" officeooo:paragraph-rsid="006823ba" style:font-size-asian="10pt" style:font-weight-asian="normal" style:font-size-complex="10pt" style:font-weight-complex="normal"/>
    </style:style>
    <style:style style:name="P58" style:family="paragraph" style:parent-style-name="Standard" style:list-style-name="L3">
      <style:paragraph-properties fo:margin-top="0.0398in" fo:margin-bottom="0.0398in" loext:contextual-spacing="false"/>
      <style:text-properties style:font-name="Liberation Mono" fo:font-size="10pt" fo:font-weight="normal" officeooo:rsid="006aadc9" officeooo:paragraph-rsid="006aadc9" style:font-size-asian="10pt" style:font-weight-asian="normal" style:font-size-complex="10pt" style:font-weight-complex="normal"/>
    </style:style>
    <style:style style:name="P59" style:family="paragraph" style:parent-style-name="Standard" style:list-style-name="L3">
      <style:paragraph-properties fo:margin-top="0.0398in" fo:margin-bottom="0.0398in" loext:contextual-spacing="false"/>
      <style:text-properties style:font-name="Liberation Mono" fo:font-size="10pt" fo:font-weight="normal" officeooo:rsid="006c7a3d" officeooo:paragraph-rsid="006c7a3d" style:font-size-asian="10pt" style:font-weight-asian="normal" style:font-size-complex="10pt" style:font-weight-complex="normal"/>
    </style:style>
    <style:style style:name="P60" style:family="paragraph" style:parent-style-name="Standard" style:list-style-name="L2">
      <style:paragraph-properties fo:margin-top="0.0398in" fo:margin-bottom="0.0398in" loext:contextual-spacing="false"/>
      <style:text-properties style:font-name="Liberation Mono" fo:font-size="10pt" fo:font-weight="normal" officeooo:rsid="00582e67" officeooo:paragraph-rsid="009a36a5" fo:background-color="#c2e0ae" style:font-size-asian="10pt" style:font-weight-asian="normal" style:font-size-complex="10pt" style:font-weight-complex="normal"/>
    </style:style>
    <style:style style:name="P61" style:family="paragraph" style:parent-style-name="Standard" style:list-style-name="L1">
      <style:paragraph-properties fo:margin-top="0.0398in" fo:margin-bottom="0.0398in" loext:contextual-spacing="false"/>
      <style:text-properties style:font-name="Liberation Mono" officeooo:rsid="000baafe" officeooo:paragraph-rsid="000baafe" fo:background-color="#b2b2b2"/>
    </style:style>
    <style:style style:name="P62" style:family="paragraph" style:parent-style-name="Standard" style:list-style-name="L1">
      <style:paragraph-properties fo:margin-top="0.0398in" fo:margin-bottom="0.0398in" loext:contextual-spacing="false"/>
      <style:text-properties style:font-name="Liberation Mono" fo:font-size="8pt" officeooo:rsid="005b4d6d" officeooo:paragraph-rsid="005b4d6d" style:font-size-asian="8pt" style:font-size-complex="8pt"/>
    </style:style>
    <style:style style:name="P63" style:family="paragraph" style:parent-style-name="Standard">
      <style:paragraph-properties fo:margin-top="0.0398in" fo:margin-bottom="0.0398in" loext:contextual-spacing="false"/>
      <style:text-properties style:font-name="Liberation Sans" fo:font-size="10pt" fo:font-style="normal" fo:font-weight="normal" officeooo:rsid="008d0946" officeooo:paragraph-rsid="00a0e31f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.0398in" fo:margin-bottom="0.0398in" loext:contextual-spacing="false"/>
      <style:text-properties style:font-name="Liberation Sans" fo:font-size="10pt" fo:font-style="normal" style:text-underline-style="solid" style:text-underline-width="auto" style:text-underline-color="font-color" fo:font-weight="normal" officeooo:rsid="008d0946" officeooo:paragraph-rsid="0090b12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margin-top="0.0791in" fo:margin-bottom="0.0791in" loext:contextual-spacing="false"/>
      <style:text-properties style:font-name="Liberation Mono" fo:font-size="10pt" officeooo:rsid="000964c1" officeooo:paragraph-rsid="00108cc4" fo:background-color="#c2e0ae" style:font-size-asian="10pt" style:font-size-complex="10pt"/>
    </style:style>
    <style:style style:name="P66" style:family="paragraph" style:parent-style-name="Standard" style:list-style-name="L1">
      <style:paragraph-properties fo:margin-top="0.0791in" fo:margin-bottom="0.0791in" loext:contextual-spacing="false"/>
      <style:text-properties style:font-name="Liberation Mono" fo:font-size="10pt" officeooo:rsid="000b7cdc" officeooo:paragraph-rsid="00534dd7" style:font-size-asian="10pt" style:font-size-complex="10pt"/>
    </style:style>
    <style:style style:name="P67" style:family="paragraph" style:parent-style-name="Standard" style:list-style-name="L1">
      <style:paragraph-properties fo:margin-top="0.0791in" fo:margin-bottom="0.0791in" loext:contextual-spacing="false"/>
      <style:text-properties style:font-name="Liberation Mono" fo:font-size="10pt" officeooo:rsid="000b7cdc" officeooo:paragraph-rsid="005433b7" style:font-size-asian="10pt" style:font-size-complex="10pt"/>
    </style:style>
    <style:style style:name="P68" style:family="paragraph" style:parent-style-name="Standard" style:list-style-name="L1">
      <style:paragraph-properties fo:margin-top="0.0791in" fo:margin-bottom="0.0791in" loext:contextual-spacing="false"/>
      <style:text-properties style:font-name="Liberation Mono" fo:font-size="10pt" officeooo:rsid="000b7cdc" officeooo:paragraph-rsid="00625ed3" style:font-size-asian="10pt" style:font-size-complex="10pt"/>
    </style:style>
    <style:style style:name="P69" style:family="paragraph" style:parent-style-name="Standard" style:list-style-name="L1">
      <style:paragraph-properties fo:margin-top="0.0791in" fo:margin-bottom="0.0791in" loext:contextual-spacing="false"/>
      <style:text-properties style:font-name="Liberation Mono" fo:font-size="10pt" officeooo:rsid="001f03ba" officeooo:paragraph-rsid="001f03ba" style:font-size-asian="10pt" style:font-size-complex="10pt"/>
    </style:style>
    <style:style style:name="P70" style:family="paragraph" style:parent-style-name="Standard" style:list-style-name="L1">
      <style:paragraph-properties fo:margin-top="0.0791in" fo:margin-bottom="0.0791in" loext:contextual-spacing="false"/>
      <style:text-properties style:font-name="Liberation Mono" fo:font-size="10pt" fo:font-weight="normal" officeooo:rsid="00625ed3" officeooo:paragraph-rsid="00625ed3" style:font-size-asian="10pt" style:font-weight-asian="normal" style:font-size-complex="10pt" style:font-weight-complex="normal"/>
    </style:style>
    <style:style style:name="T1" style:family="text">
      <style:text-properties officeooo:rsid="00082539"/>
    </style:style>
    <style:style style:name="T2" style:family="text">
      <style:text-properties style:text-position="super 58%"/>
    </style:style>
    <style:style style:name="T3" style:family="text">
      <style:text-properties officeooo:rsid="000a5397"/>
    </style:style>
    <style:style style:name="T4" style:family="text">
      <style:text-properties officeooo:rsid="000b7cdc"/>
    </style:style>
    <style:style style:name="T5" style:family="text">
      <style:text-properties officeooo:rsid="000baafe"/>
    </style:style>
    <style:style style:name="T6" style:family="text">
      <style:text-properties officeooo:rsid="000db10b"/>
    </style:style>
    <style:style style:name="T7" style:family="text">
      <style:text-properties officeooo:rsid="000f3f3a"/>
    </style:style>
    <style:style style:name="T8" style:family="text">
      <style:text-properties officeooo:rsid="001323c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fd29" style:font-style-asian="italic" style:font-style-complex="italic"/>
    </style:style>
    <style:style style:name="T11" style:family="text">
      <style:text-properties fo:font-style="italic" officeooo:rsid="001323ce" style:font-style-asian="italic" style:font-style-complex="italic"/>
    </style:style>
    <style:style style:name="T12" style:family="text">
      <style:text-properties fo:font-style="italic" officeooo:rsid="002edf8a" style:font-style-asian="italic" style:font-style-complex="italic"/>
    </style:style>
    <style:style style:name="T13" style:family="text">
      <style:text-properties fo:font-style="italic" officeooo:rsid="00607d9d" style:font-style-asian="italic" style:font-style-complex="italic"/>
    </style:style>
    <style:style style:name="T14" style:family="text">
      <style:text-properties fo:font-style="italic" officeooo:rsid="00a48e8c" style:font-style-asian="italic" style:font-style-complex="italic"/>
    </style:style>
    <style:style style:name="T15" style:family="text">
      <style:text-properties fo:font-style="italic" fo:font-weight="normal" officeooo:rsid="0028d12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a0f56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edf8a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2edf8a" style:font-style-asian="italic" style:font-weight-asian="bold" style:font-style-complex="italic" style:font-weight-complex="bold"/>
    </style:style>
    <style:style style:name="T20" style:family="text">
      <style:text-properties officeooo:rsid="001b79d4"/>
    </style:style>
    <style:style style:name="T21" style:family="text">
      <style:text-properties officeooo:rsid="001d2931"/>
    </style:style>
    <style:style style:name="T22" style:family="text">
      <style:text-properties officeooo:rsid="0029c88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a0f56" style:font-weight-asian="bold" style:font-weight-complex="bold"/>
    </style:style>
    <style:style style:name="T25" style:family="text">
      <style:text-properties fo:font-weight="bold" officeooo:rsid="000baafe" style:font-weight-asian="bold" style:font-weight-complex="bold"/>
    </style:style>
    <style:style style:name="T26" style:family="text">
      <style:text-properties fo:font-weight="bold" officeooo:rsid="004f65ab" style:font-weight-asian="bold" style:font-weight-complex="bold"/>
    </style:style>
    <style:style style:name="T27" style:family="text">
      <style:text-properties fo:font-weight="bold" officeooo:rsid="002be621" style:font-weight-asian="bold" style:font-weight-complex="bold"/>
    </style:style>
    <style:style style:name="T28" style:family="text">
      <style:text-properties fo:font-weight="bold" officeooo:rsid="008d0946" style:font-weight-asian="bold" style:font-weight-complex="bold"/>
    </style:style>
    <style:style style:name="T29" style:family="text">
      <style:text-properties fo:font-weight="bold" officeooo:rsid="0091cc7b" style:font-weight-asian="bold" style:font-weight-complex="bold"/>
    </style:style>
    <style:style style:name="T30" style:family="text">
      <style:text-properties fo:font-weight="bold" fo:background-color="#c2e0ae" loext:char-shading-value="0" style:font-weight-asian="bold" style:font-weight-complex="bold"/>
    </style:style>
    <style:style style:name="T31" style:family="text">
      <style:text-properties officeooo:rsid="002be621"/>
    </style:style>
    <style:style style:name="T32" style:family="text">
      <style:text-properties officeooo:rsid="002edf8a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8d12a" style:font-style-asian="normal" style:font-style-complex="normal"/>
    </style:style>
    <style:style style:name="T35" style:family="text">
      <style:text-properties fo:font-style="normal" officeooo:rsid="004c6b12" style:font-style-asian="normal" style:font-style-complex="normal"/>
    </style:style>
    <style:style style:name="T36" style:family="text">
      <style:text-properties fo:font-style="normal" fo:font-weight="normal" officeooo:rsid="0028d12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c6b1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8d12a" fo:background-color="#c2e0ae" loext:char-shading-value="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c6b12" fo:background-color="#c2e0ae" loext:char-shading-value="0" style:font-style-asian="normal" style:font-weight-asian="normal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43211a"/>
    </style:style>
    <style:style style:name="T42" style:family="text">
      <style:text-properties style:text-underline-style="solid" style:text-underline-width="auto" style:text-underline-color="font-color" officeooo:rsid="008d0946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3a0f56"/>
    </style:style>
    <style:style style:name="T45" style:family="text">
      <style:text-properties officeooo:rsid="003a0f56"/>
    </style:style>
    <style:style style:name="T46" style:family="text">
      <style:text-properties officeooo:rsid="003b4317"/>
    </style:style>
    <style:style style:name="T47" style:family="text">
      <style:text-properties officeooo:rsid="003f241c"/>
    </style:style>
    <style:style style:name="T48" style:family="text">
      <style:text-properties officeooo:rsid="0043dbb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625ed3" style:font-weight-asian="normal" style:font-weight-complex="normal"/>
    </style:style>
    <style:style style:name="T51" style:family="text">
      <style:text-properties fo:font-weight="normal" fo:background-color="#c2e0ae" loext:char-shading-value="0" style:font-weight-asian="normal" style:font-weight-complex="normal"/>
    </style:style>
    <style:style style:name="T52" style:family="text">
      <style:text-properties fo:font-weight="normal" officeooo:rsid="00082539" fo:background-color="#c2e0ae" loext:char-shading-value="0" style:font-weight-asian="normal" style:font-weight-complex="normal"/>
    </style:style>
    <style:style style:name="T53" style:family="text">
      <style:text-properties officeooo:rsid="004808e3"/>
    </style:style>
    <style:style style:name="T54" style:family="text">
      <style:text-properties officeooo:rsid="005433b7"/>
    </style:style>
    <style:style style:name="T55" style:family="text">
      <style:text-properties officeooo:rsid="005ce9a3"/>
    </style:style>
    <style:style style:name="T56" style:family="text">
      <style:text-properties officeooo:rsid="00625ed3"/>
    </style:style>
    <style:style style:name="T57" style:family="text">
      <style:text-properties officeooo:rsid="00651ef4"/>
    </style:style>
    <style:style style:name="T58" style:family="text">
      <style:text-properties officeooo:rsid="006823ba"/>
    </style:style>
    <style:style style:name="T59" style:family="text">
      <style:text-properties officeooo:rsid="006a0ca4"/>
    </style:style>
    <style:style style:name="T60" style:family="text">
      <style:text-properties fo:background-color="#c2e0ae" loext:char-shading-value="0"/>
    </style:style>
    <style:style style:name="T61" style:family="text">
      <style:text-properties officeooo:rsid="005ee327" fo:background-color="#c2e0ae" loext:char-shading-value="0"/>
    </style:style>
    <style:style style:name="T62" style:family="text">
      <style:text-properties officeooo:rsid="0024a318" fo:background-color="#c2e0ae" loext:char-shading-value="0"/>
    </style:style>
    <style:style style:name="T63" style:family="text">
      <style:text-properties officeooo:rsid="001e6fb0" fo:background-color="#c2e0ae" loext:char-shading-value="0"/>
    </style:style>
    <style:style style:name="T64" style:family="text">
      <style:text-properties officeooo:rsid="00082539" fo:background-color="#c2e0ae" loext:char-shading-value="0"/>
    </style:style>
    <style:style style:name="T65" style:family="text">
      <style:text-properties officeooo:rsid="0011d419" fo:background-color="#c2e0ae" loext:char-shading-value="0"/>
    </style:style>
    <style:style style:name="T66" style:family="text">
      <style:text-properties officeooo:rsid="001b79d4" fo:background-color="#c2e0ae" loext:char-shading-value="0"/>
    </style:style>
    <style:style style:name="T67" style:family="text">
      <style:text-properties officeooo:rsid="000baafe" fo:background-color="#c2e0ae" loext:char-shading-value="0"/>
    </style:style>
    <style:style style:name="T68" style:family="text">
      <style:text-properties officeooo:rsid="006ccc6c"/>
    </style:style>
    <style:style style:name="T69" style:family="text">
      <style:text-properties officeooo:rsid="006e6403"/>
    </style:style>
    <style:style style:name="T70" style:family="text">
      <style:text-properties officeooo:rsid="0072dfc6"/>
    </style:style>
    <style:style style:name="T71" style:family="text">
      <style:text-properties fo:font-size="10pt" fo:font-weight="bold" officeooo:rsid="004e2470" style:font-size-asian="10pt" style:font-weight-asian="bold" style:font-size-complex="10pt" style:font-weight-complex="bold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officeooo:rsid="004e2470" style:font-size-asian="10pt" style:font-size-complex="10pt"/>
    </style:style>
    <style:style style:name="T74" style:family="text">
      <style:text-properties officeooo:rsid="007c7a55"/>
    </style:style>
    <style:style style:name="T75" style:family="text">
      <style:text-properties officeooo:rsid="007dcaaa"/>
    </style:style>
    <style:style style:name="T76" style:family="text">
      <style:text-properties officeooo:rsid="007fb965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2edf8a"/>
    </style:style>
    <style:style style:name="T79" style:family="text">
      <style:text-properties officeooo:rsid="0084cc87"/>
    </style:style>
    <style:style style:name="T80" style:family="text">
      <style:text-properties officeooo:rsid="00861cc2"/>
    </style:style>
    <style:style style:name="T81" style:family="text">
      <style:text-properties officeooo:rsid="0087e4e8"/>
    </style:style>
    <style:style style:name="T82" style:family="text">
      <style:text-properties officeooo:rsid="008b2980"/>
    </style:style>
    <style:style style:name="T83" style:family="text">
      <style:text-properties officeooo:rsid="008d0946"/>
    </style:style>
    <style:style style:name="T84" style:family="text">
      <style:text-properties officeooo:rsid="009472b9"/>
    </style:style>
    <style:style style:name="T85" style:family="text">
      <style:text-properties officeooo:rsid="0096a59b"/>
    </style:style>
    <style:style style:name="T86" style:family="text">
      <style:text-properties style:font-name="Liberation Mono" fo:font-weight="normal" officeooo:rsid="006aadc9" style:font-weight-asian="normal" style:font-weight-complex="normal"/>
    </style:style>
    <style:style style:name="T87" style:family="text">
      <style:text-properties officeooo:rsid="009a36a5"/>
    </style:style>
    <style:style style:name="T88" style:family="text">
      <style:text-properties officeooo:rsid="009a36a5" fo:background-color="transparent" loext:char-shading-value="0"/>
    </style:style>
    <style:style style:name="T89" style:family="text">
      <style:text-properties officeooo:rsid="009b2e7d"/>
    </style:style>
    <style:style style:name="T90" style:family="text">
      <style:text-properties officeooo:rsid="009f40c5"/>
    </style:style>
    <style:style style:name="T91" style:family="text">
      <style:text-properties officeooo:rsid="007a50e6"/>
    </style:style>
    <style:style style:name="T92" style:family="text">
      <style:text-properties fo:background-color="#b2b2b2" loext:char-shading-value="0"/>
    </style:style>
    <style:style style:name="T93" style:family="text">
      <style:text-properties officeooo:rsid="00a366d5"/>
    </style:style>
    <style:style style:name="T94" style:family="text">
      <style:text-properties officeooo:rsid="00a66349"/>
    </style:style>
    <style:style style:name="T95" style:family="text">
      <style:text-properties officeooo:rsid="00aa78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1">T</text:span><text:span text:style-name="T40">ables naming convention:</text:span></text:p>
      <text:p text:style-name="P4"/>
      <text:p text:style-name="P4">&lt;<text:span text:style-name="T23">tableType</text:span>&gt;_&lt;<text:span text:style-name="T23">contextIdentifier</text:span>&gt;_&lt;<text:span text:style-name="T23">nodeIdentifier</text:span>&gt;_&lt;<text:span text:style-name="T24">UUID</text:span>&gt;</text:p>
      <text:p text:style-name="P4">ex.</text:p>
      <text:p text:style-name="P4"><text:tab/><text:span text:style-name="T22">table_regression123_node3_fe7a872ac7</text:span></text:p>
      <text:p text:style-name="P7"><text:tab/>view_regression123_node1_aa987ce212</text:p>
      <text:p text:style-name="P5"><text:tab/><text:span text:style-name="T22">merge_regression123_global_fe7a872ac7</text:span></text:p>
      <text:p text:style-name="P1"><text:s/></text:p>
      <text:p text:style-name="P6"><text:span text:style-name="T43">tableType</text:span><text:span text:style-name="T77">:</text:span> </text:p>
      <text:p text:style-name="P6"><text:span text:style-name="T78">possible values</text:span><text:span text:style-name="T32">: </text:span><text:span text:style-name="T17">table</text:span><text:span text:style-name="T33">,</text:span><text:span text:style-name="T9"> </text:span><text:span text:style-name="T17">view</text:span><text:span text:style-name="T9"> </text:span><text:span text:style-name="T33">or</text:span><text:span text:style-name="T9"> </text:span><text:span text:style-name="T17">merge table</text:span>.</text:p>
      <text:p text:style-name="P6">Concerning <text:span text:style-name="T17">remote tables</text:span>, they always <text:span text:style-name="T76">have</text:span> the name of <text:span text:style-name="T70">the </text:span>“native” table, <text:span text:style-name="T76">a different name</text:span> cannot <text:span text:style-name="T76">be </text:span>set. </text:p>
      <text:p text:style-name="P8">The tableType is solely for <text:span text:style-name="T23">human readability</text:span></text:p>
      <text:p text:style-name="P8"/>
      <text:p text:style-name="P21"><text:span text:style-name="T23">contextIdentifier</text:span><text:span text:style-name="T77">: </text:span></text:p>
      <text:p text:style-name="P11"><text:span text:style-name="T46">F</text:span>or now the only context we are concerned with is <text:span text:style-name="T48">that of </text:span>an <text:span text:style-name="T23">algorithm</text:span>, so this will consist of the name of the algorithm and a number.</text:p>
      <text:p text:style-name="P9">The <text:span text:style-name="T31">contextIdentifier</text:span> <text:span text:style-name="T31">will be used to allow for discrimination of tables relevant to the execution context and will be </text:span><text:span text:style-name="T27">used</text:span><text:span text:style-name="T31"> by the </text:span><text:span text:style-name="T27">code</text:span><text:span text:style-name="T31"> (see below)</text:span></text:p>
      <text:p text:style-name="P28">The contextIdentifier will be produced by the controller</text:p>
      <text:p text:style-name="P19"/>
      <text:p text:style-name="P12"><text:span text:style-name="T43">nodeIdentifier</text:span>: </text:p>
      <text:p text:style-name="P12"><text:span text:style-name="T78">possible values</text:span><text:span text:style-name="T32">: </text:span><text:span text:style-name="T18">global</text:span><text:span text:style-name="T32"> or </text:span><text:span text:style-name="T18">node</text:span><text:span text:style-name="T12">&lt;</text:span><text:span text:style-name="T18">1</text:span><text:span text:style-name="T12">-</text:span><text:span text:style-name="T19">N</text:span><text:span text:style-name="T12">&gt;</text:span></text:p>
      <text:p text:style-name="P13">Defines a node identifier <text:span text:style-name="T79">denoting </text:span>where the table “natively” exists.</text:p>
      <text:p text:style-name="P15">Having the node identifier in the table name allows knowing <text:span text:style-name="T23">in which node the actual table exists</text:span>, which is needed when <text:span text:style-name="T80">a remote</text:span> node <text:span text:style-name="T80">needs</text:span> <text:span text:style-name="T80">to </text:span>create a remote table.</text:p>
      <text:p text:style-name="P29">The nodeIdentifier will be produced by the node</text:p>
      <text:p text:style-name="P14"/>
      <text:p text:style-name="P16"><text:span text:style-name="T44">UUID (</text:span><text:span text:style-name="T40">UniversallyUniqueIdentifier</text:span><text:span text:style-name="T44">)</text:span><text:span text:style-name="T45">:</text:span></text:p>
      <text:p text:style-name="P20">A hex<text:span text:style-name="T81">(could also be a decimal..)</text:span> number of size 10 (<text:span text:style-name="T47">maybe needs to be longer, to ensure uniqueness??</text:span>) that must always<text:span text:style-name="T82">(well, with high probability)</text:span> be <text:span text:style-name="T23">unique along all nodes</text:span>.</text:p>
      <text:p text:style-name="P29">The <text:span text:style-name="T53">UUID</text:span> will be produced by the node</text:p>
      <text:p text:style-name="P22"/>
      <text:p text:style-name="P17">-----------------------------------------------------------------------------------------------------------------------</text:p>
      <text:p text:style-name="P18">Here is how the celery task/functions need to be refactored:</text:p>
      <text:p text:style-name="P18"/>
      <text:p text:style-name="P23">The <text:span text:style-name="T60">highlighted</text:span> ones are the ones that implement <text:span text:style-name="T85">the minimum </text:span>functionality needed. <text:span text:style-name="T74">T</text:span>he <text:span text:style-name="T74">rest</text:span> will be needed for <text:span text:style-name="T74">debugging</text:span>, so the <text:span text:style-name="T75">developers</text:span> outside the node services will not have to go look in<text:span text:style-name="T75">side</text:span> the node’<text:span text:style-name="T84">s</text:span> runtime <text:span text:style-name="T75">to figure out</text:span> why the task they queued is not producing the expected <text:span text:style-name="T75">behavior.</text:span></text:p>
      <text:p text:style-name="P24">The <text:span text:style-name="T92">gray highlighted</text:span> ones are <text:span text:style-name="T93">probably </text:span>not needed <text:span text:style-name="T95">after</text:span> the <text:span text:style-name="T86">clean_up(context_id:str)</text:span><text:span text:style-name="T91"> is implemented</text:span></text:p>
      <text:p text:style-name="P18"><text:s text:c="2"/></text:p>
      <text:p text:style-name="P26"><text:span text:style-name="T40">TABLES</text:span>:</text:p>
      <text:p text:style-name="P25"><text:span text:style-name="T8">naming convention: </text:span><text:span text:style-name="T11">table</text:span><text:span text:style-name="T15">_&lt;contextIdentifier&gt;_&lt;nodeIdentifier&gt;_&lt;</text:span><text:span text:style-name="T16">UUID</text:span><text:span text:style-name="T15">&gt;</text:span></text:p>
      <text:p text:style-name="P10"/>
      <text:list xml:id="list1257297162" text:style-name="L1">
        <text:list-item>
          <text:p text:style-name="P41"><text:span text:style-name="T1">get_tables(</text:span><text:span text:style-name="T36">context_</text:span><text:span text:style-name="T37">i</text:span><text:span text:style-name="T36">d</text:span><text:span text:style-name="T1">:str)→ List[str] #all table names on this node with this context_id</text:span></text:p>
        </text:list-item>
        <text:list-item>
          <text:p text:style-name="P44">get_table_schema(table_name:<text:span text:style-name="T5">str</text:span>)→ List[ColumnInfo] #do not include table nam<text:span text:style-name="T6">e in the response</text:span></text:p>
        </text:list-item>
        <text:list-item>
          <text:p text:style-name="P49">get_table_data(table_name:<text:span text:style-name="T5">str</text:span>)→ TableData</text:p>
          <text:p text:style-name="P46"><text:span text:style-name="T3">A</text:span>lso change the order of attributes in TableInfo, 1<text:span text:style-name="T2">st</text:span> schema, 2<text:span text:style-name="T2">nd</text:span> <text:span text:style-name="T90">data</text:span></text:p>
        </text:list-item>
        <text:list-item>
          <text:p text:style-name="P47"><text:span text:style-name="T60">create_table(</text:span><text:span text:style-name="T38">context_</text:span><text:span text:style-name="T39">i</text:span><text:span text:style-name="T38">d</text:span><text:span text:style-name="T64">:str, </text:span><text:span text:style-name="T60">schema: List[ColumnInfo])→ str</text:span> <text:span text:style-name="T56">#table name</text:span></text:p>
          <text:p text:style-name="P48">return only the table name, not <text:span text:style-name="T7">the </text:span>schema</text:p>
        </text:list-item>
        <text:list-item>
          <text:p text:style-name="P61"><text:soft-page-break/><text:span text:style-name="T72">delete_table(table_name: str) →</text:span><text:span text:style-name="T73"> some kind of success response? </text:span><text:span text:style-name="T71">TBD</text:span></text:p>
        </text:list-item>
      </text:list>
      <text:p text:style-name="P39"><text:span text:style-name="T42">NOTE</text:span><text:span text:style-name="T83">: for all tasks, a comprehensive error response should be defined, for the cases where the task failed either because of bad input parameters or for any other reason</text:span></text:p>
      <text:p text:style-name="P63"><text:s/></text:p>
      <text:p text:style-name="P27"><text:span text:style-name="T40">VIEWS</text:span>:</text:p>
      <text:p text:style-name="P2">naming convention: <text:span text:style-name="T10">view</text:span><text:span text:style-name="T15">_&lt;contextIdentifier&gt;_&lt;nodeIdentifier&gt;_&lt;</text:span><text:span text:style-name="T16">UUID</text:span><text:span text:style-name="T15">&gt;</text:span></text:p>
      <text:list xml:id="list23425745355339" text:continue-numbering="true" text:style-name="L1">
        <text:list-item>
          <text:p text:style-name="P42"><text:span text:style-name="T1">get_views(</text:span><text:span text:style-name="T36">context_</text:span><text:span text:style-name="T37">i</text:span><text:span text:style-name="T36">d</text:span><text:span text:style-name="T1">:str)→ List[str] #all view names on this node with this context_id</text:span></text:p>
        </text:list-item>
        <text:list-item>
          <text:p text:style-name="P45"><text:span text:style-name="T60">get_</text:span><text:span text:style-name="T65">view</text:span><text:span text:style-name="T60">_schema(</text:span><text:span text:style-name="T66">view</text:span><text:span text:style-name="T60">_name:</text:span><text:span text:style-name="T67">str</text:span><text:span text:style-name="T60">)→ List[ColumnInfo]</text:span> #do not include <text:span text:style-name="T20">view</text:span> nam<text:span text:style-name="T6">e in the response</text:span></text:p>
        </text:list-item>
        <text:list-item>
          <text:p text:style-name="P65">get_<text:span text:style-name="T21">view</text:span>_data(<text:span text:style-name="T21">view</text:span>_name:<text:span text:style-name="T5">str</text:span>)→ TableData</text:p>
        </text:list-item>
        <text:list-item>
          <text:p text:style-name="P66"><text:span text:style-name="T60">create_</text:span><text:span text:style-name="T63">view</text:span><text:span text:style-name="T60">(</text:span><text:span text:style-name="T38">context_</text:span><text:span text:style-name="T39">i</text:span><text:span text:style-name="T38">d</text:span><text:span text:style-name="T64">:str,</text:span><text:span text:style-name="T30">???</text:span><text:span text:style-name="T60">)</text:span>→ str <text:span text:style-name="T26">TBD</text:span></text:p>
          <text:p text:style-name="P69">We need to discuss the view creation more, I still do not fully understand how the data is organised. Pathologies, datasets etc.</text:p>
        </text:list-item>
        <text:list-item>
          <text:p text:style-name="P50"><text:span text:style-name="T5">delete_view(view_name: str) → some kind of success response? </text:span><text:span text:style-name="T25">TBD</text:span></text:p>
        </text:list-item>
      </text:list>
      <text:p text:style-name="P32"/>
      <text:p text:style-name="P30">REMOTE TABLES:</text:p>
      <text:list xml:id="list23426188529267" text:continue-numbering="true" text:style-name="L1">
        <text:list-item>
          <text:p text:style-name="P42"><text:span text:style-name="T1">get_remote_tables(</text:span><text:span text:style-name="T36">context_</text:span><text:span text:style-name="T37">i</text:span><text:span text:style-name="T36">d</text:span><text:span text:style-name="T1">:str)→ List[str] #all remote table names on this node with this context_id</text:span></text:p>
        </text:list-item>
        <text:list-item>
          <text:p text:style-name="P67"><text:span text:style-name="T60">create_</text:span><text:span text:style-name="T62">remote_table</text:span><text:span text:style-name="T60">(</text:span><text:span text:style-name="T62">table_name:str</text:span><text:span text:style-name="T60">) </text:span>→<text:span text:style-name="T54"> some kind of success response? </text:span><text:span text:style-name="T25">TBD</text:span> <text:span text:style-name="T54">No table name needs to be returned, remote table names are by default the same as the “native” table name </text:span></text:p>
        </text:list-item>
        <text:list-item>
          <text:p text:style-name="P51"><text:span text:style-name="T5">delete_remote_table(table_name:str)→ some kind of success response? </text:span><text:span text:style-name="T25">TBD</text:span></text:p>
        </text:list-item>
      </text:list>
      <text:p text:style-name="P64"/>
      <text:p text:style-name="P38"><text:span text:style-name="T42">NOTE</text:span><text:span text:style-name="T83">: </text:span><text:span text:style-name="T28">remote tables</text:span><text:span text:style-name="T83"> will only be created </text:span><text:span text:style-name="T28">from local nodes to global node</text:span><text:span text:style-name="T83"> and the </text:span><text:span text:style-name="T28">other way around</text:span><text:span text:style-name="T83">, never between local nodes. To that end, the global node needs to “know” the </text:span><text:span text:style-name="T28">address</text:span><text:span text:style-name="T29">es</text:span><text:span text:style-name="T28"> to all local</text:span><text:span text:style-name="T83"> nodes’ monetdb servers and all local nodes need to “know” the </text:span><text:span text:style-name="T28">address of the global</text:span><text:span text:style-name="T83"> node’s monetdb server. We need to come up with a </text:span><text:span text:style-name="T28">mechanism</text:span><text:span text:style-name="T83"> for that functionality</text:span></text:p>
      <text:p text:style-name="P38"/>
      <text:p text:style-name="P31">MERGE TABLES:</text:p>
      <text:p text:style-name="P3">naming convention: <text:span text:style-name="T13">merge</text:span><text:span text:style-name="T14">d</text:span><text:span text:style-name="T15">_&lt;contextIdentifier&gt;_&lt;nodeIdentifier&gt;_&lt;</text:span><text:span text:style-name="T16">UUID</text:span><text:span text:style-name="T15">&gt;</text:span></text:p>
      <text:list xml:id="list23426544279052" text:continue-numbering="true" text:style-name="L1">
        <text:list-item>
          <text:p text:style-name="P43"><text:span text:style-name="T1">get_merge_tables(</text:span><text:span text:style-name="T36">context_</text:span><text:span text:style-name="T37">i</text:span><text:span text:style-name="T36">d</text:span><text:span text:style-name="T1">:str)→ List[str] #all merge table names on this node with this context_id</text:span></text:p>
          <text:p text:style-name="P62">(Merge tables will only be needed in the global node but this should occur <text:span text:style-name="T55">naturally,</text:span> we do not need a mechanism to enforce this) </text:p>
        </text:list-item>
        <text:list-item>
          <text:p text:style-name="P68"><text:span text:style-name="T60">create_</text:span><text:span text:style-name="T61">merge_table</text:span><text:span text:style-name="T60">(</text:span><text:span text:style-name="T38">context_</text:span><text:span text:style-name="T39">i</text:span><text:span text:style-name="T38">d</text:span><text:span text:style-name="T52">:str, </text:span><text:span text:style-name="T51">schema: List[ColumnInfo])→ str</text:span><text:span text:style-name="T49"> </text:span><text:span text:style-name="T50">#table name</text:span> </text:p>
        </text:list-item>
        <text:list-item>
          <text:p text:style-name="P68"><text:span text:style-name="T60">update_merge_table(table_name: str,table_names:[str]):</text:span>→<text:span text:style-name="T56"> some kind of success response? </text:span><text:span text:style-name="T25">TBD</text:span></text:p>
          <text:p text:style-name="P70"><text:span text:style-name="T5">table_names are</text:span> a list of strings, the names <text:span text:style-name="T94">of the tables </text:span>to be merged </text:p>
        </text:list-item>
        <text:list-item>
          <text:p text:style-name="P52"><text:span text:style-name="T5">delete_merge_table(table_name:str)→ some kind of success response? </text:span><text:span text:style-name="T25">TBD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40"><text:soft-page-break/>UDFs:</text:p>
      <text:list xml:id="list2699550334" text:style-name="L2">
        <text:list-item>
          <text:p text:style-name="P53">get_udfs() -&gt; List[<text:span text:style-name="T59">str</text:span>]</text:p>
          <text:p text:style-name="P55">returns the header of all the going-to-be udfs the node “knows” about, so it must return the header of the “pure” python syntax function, before it passes through the so-called udf<text:span text:style-name="T58">G</text:span>enerator</text:p>
        </text:list-item>
        <text:list-item>
          <text:p text:style-name="P60"><text:span text:style-name="T57">exec</text:span>_udf(<text:span text:style-name="T34">context_</text:span><text:span text:style-name="T35">i</text:span><text:span text:style-name="T34">d</text:span><text:span text:style-name="T1">:str, </text:span>udf_name: str, input: List[Parameter]) -&gt; <text:span text:style-name="T87">str</text:span><text:span text:style-name="T88"> #table name</text:span></text:p>
          <text:p text:style-name="P56">List[Parameter] is not very clear yet, needs more discussion <text:span text:style-name="T23">TBD</text:span></text:p>
        </text:list-item>
        <text:list-item>
          <text:p text:style-name="P54">get_<text:span text:style-name="T58">generated_</text:span>udf(udf_name: str, input: List[Parameter]) -&gt; <text:span text:style-name="T58">str</text:span></text:p>
          <text:p text:style-name="P57">takes the same input parameters the exec_udf would take and returns the code generated by the so-called udfGenerator, <text:span text:style-name="T89">without executing the udf</text:span></text:p>
        </text:list-item>
      </text:list>
      <text:p text:style-name="P33"/>
      <text:p text:style-name="P33"/>
      <text:p text:style-name="P36">GENERAL:</text:p>
      <text:list xml:id="list1240448015" text:style-name="L3">
        <text:list-item>
          <text:p text:style-name="P58">clean_up(context_id:str)→<text:span text:style-name="T4"> some kind of success response? </text:span><text:span text:style-name="T25">TBD</text:span></text:p>
          <text:p text:style-name="P58"><text:span text:style-name="T5">t</text:span>he controller will call this at the end of the context execution, so the node deletes all tables with this context_id</text:p>
          <text:p text:style-name="P59"><text:span text:style-name="T69">T</text:span>he order of dropping the tables <text:span text:style-name="T69">can become a bit complex</text:span> as merge or remote tables must be dropped before their <text:span text:style-name="T68">dependencies</text:span> get dropped otherwise monet<text:span text:style-name="T69">db</text:span> will complain <text:span text:style-name="T68">and table cleaning will not be complete and can lead to “leaks”</text:span></text:p>
        </text:list-item>
      </text:list>
      <text:p text:style-name="P34"/>
      <text:p text:style-name="P34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21:05:35.037004319</meta:creation-date>
    <dc:date>2021-02-06T02:34:24.596156201</dc:date>
    <meta:editing-duration>PT4H3M38S</meta:editing-duration>
    <meta:editing-cycles>134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793" meta:character-count="5519" meta:non-whitespace-character-count="4810"/>
  </office:meta>
</office:document-meta>
</file>